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0ef418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2f36c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12f36c"/>
    </style:style>
    <style:style style:name="T1" style:family="text">
      <style:text-properties officeooo:rsid="00106c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dpkg -i trueconf_client_debian10_amd64.deb</text:p>
      <text:p text:style-name="P2">sudo dpkg -i google-chrome-stable_current_amd64.deb</text:p>
      <text:p text:style-name="Standard">sudo dpkg --purge chrome</text:p>
      <text:p text:style-name="Standard"/>
      <text:p text:style-name="Standard">sudo dpkg -<text:span text:style-name="T1">P</text:span> chrome</text:p>
      <text:p text:style-name="Standard"/>
      <text:p text:style-name="Standard"><text:span text:style-name="Source_20_Text">sudo apt remove teams</text:span></text:p>
      <text:p text:style-name="Standard"><text:span text:style-name="Source_20_Text"/></text:p>
      <text:p text:style-name="P3"><text:span text:style-name="Source_20_Text">sudo apt remove google-chrome-stable</text:span></text:p>
      <text:p text:style-name="P3"><text:span text:style-name="Source_20_Text"/></text:p>
      <text:p text:style-name="P3"><text:span text:style-name="Source_20_Text">sudo apt-get install libxml2:i386</text:span></text:p>
      <text:p text:style-name="P3"><text:span text:style-name="Source_20_Text">sudo apt --fix-broken install</text:span></text:p>
      <text:p text:style-name="P3"><text:span text:style-name="Source_20_Text">apt-get install libgtk</text:span></text:p>
      <text:p text:style-name="P3"><text:span text:style-name="Source_20_Text">sudo apt-file search libxml2.so.2</text:span></text:p>
      <text:p text:style-name="P3"><text:span text:style-name="Source_20_Text">sudo apt-get install libxml2:i386</text:span></text:p>
      <text:p text:style-name="P3"><text:span text:style-name="Source_20_Text">sudo apt-get install libgtk2.0-0</text:span></text:p>
      <text:p text:style-name="P3"><text:span text:style-name="Source_20_Text">sudo dpkg -i AdbeRdr9.5.5-1_i386linux_enu.deb</text:span></text:p>
      <text:p text:style-name="P3"><text:span text:style-name="Source_20_Text"/></text:p>
      <text:p text:style-name="P3"><text:span text:style-name="Source_20_Text">sudo dpkg --configure -a</text:span></text:p>
      <text:p text:style-name="P3"><text:span text:style-name="Source_20_Text">sudo apt remove teams</text:span></text:p>
      <text:p text:style-name="P3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09:00:30.806985424</meta:creation-date>
    <dc:date>2021-10-26T09:28:31.831614164</dc:date>
    <meta:editing-duration>PT29M39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1" meta:paragraph-count="15" meta:word-count="62" meta:character-count="470" meta:non-whitespace-character-count="426"/>
  </office:meta>
</office:document-meta>
</file>